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1470a0"/>
    </style:style>
    <style:style style:name="P2" style:family="paragraph" style:parent-style-name="Standard">
      <style:text-properties officeooo:paragraph-rsid="0014f0e4"/>
    </style:style>
    <style:style style:name="P3" style:family="paragraph" style:parent-style-name="Standard">
      <style:text-properties officeooo:rsid="0008e5c4" officeooo:paragraph-rsid="0017f5c9"/>
    </style:style>
    <style:style style:name="P4" style:family="paragraph" style:parent-style-name="Standard">
      <style:text-properties officeooo:rsid="00061c44" officeooo:paragraph-rsid="0017f5c9"/>
    </style:style>
    <style:style style:name="P5" style:family="paragraph" style:parent-style-name="Standard">
      <style:text-properties officeooo:rsid="0009da42" officeooo:paragraph-rsid="0017f5c9"/>
    </style:style>
    <style:style style:name="P6" style:family="paragraph" style:parent-style-name="Standard">
      <style:text-properties officeooo:rsid="0009da42" officeooo:paragraph-rsid="0019f0cf"/>
    </style:style>
    <style:style style:name="P7" style:family="paragraph" style:parent-style-name="Standard">
      <style:text-properties officeooo:rsid="001cd38b" officeooo:paragraph-rsid="001cd38b"/>
    </style:style>
    <style:style style:name="P8" style:family="paragraph" style:parent-style-name="Standard">
      <style:text-properties officeooo:rsid="001ce744" officeooo:paragraph-rsid="001ce744"/>
    </style:style>
    <style:style style:name="P9" style:family="paragraph" style:parent-style-name="Standard">
      <style:text-properties officeooo:rsid="00183b56" officeooo:paragraph-rsid="00183b56"/>
    </style:style>
    <style:style style:name="P10" style:family="paragraph" style:parent-style-name="Standard">
      <style:text-properties officeooo:rsid="0019f0cf" officeooo:paragraph-rsid="0019f0cf"/>
    </style:style>
    <style:style style:name="P11" style:family="paragraph" style:parent-style-name="Standard">
      <style:text-properties officeooo:rsid="001b06fd" officeooo:paragraph-rsid="001b06fd"/>
    </style:style>
    <style:style style:name="P12" style:family="paragraph" style:parent-style-name="Standard">
      <style:text-properties officeooo:rsid="0017f5c9" officeooo:paragraph-rsid="00183b56"/>
    </style:style>
    <style:style style:name="P13" style:family="paragraph" style:parent-style-name="Standard">
      <style:text-properties officeooo:rsid="00128e8f" officeooo:paragraph-rsid="0017f5c9"/>
    </style:style>
    <style:style style:name="P14" style:family="paragraph" style:parent-style-name="Standard">
      <style:text-properties officeooo:rsid="00128e8f" officeooo:paragraph-rsid="00128e8f"/>
    </style:style>
    <style:style style:name="P15" style:family="paragraph" style:parent-style-name="Standard">
      <style:text-properties officeooo:rsid="001470a0" officeooo:paragraph-rsid="001470a0"/>
    </style:style>
    <style:style style:name="P16" style:family="paragraph" style:parent-style-name="Standard">
      <style:text-properties officeooo:rsid="0014c881" officeooo:paragraph-rsid="0014c881"/>
    </style:style>
    <style:style style:name="P17" style:family="paragraph" style:parent-style-name="Standard">
      <style:text-properties officeooo:rsid="0014f0e4" officeooo:paragraph-rsid="0014f0e4"/>
    </style:style>
    <style:style style:name="P18" style:family="paragraph" style:parent-style-name="Standard">
      <style:text-properties officeooo:rsid="0016cfe8" officeooo:paragraph-rsid="0016cfe8"/>
    </style:style>
    <style:style style:name="P19" style:family="paragraph" style:parent-style-name="Standard">
      <style:text-properties officeooo:rsid="0016cfe8" officeooo:paragraph-rsid="0014f0e4"/>
    </style:style>
    <style:style style:name="T1" style:family="text">
      <style:text-properties officeooo:rsid="00128e8f"/>
    </style:style>
    <style:style style:name="T2" style:family="text">
      <style:text-properties officeooo:rsid="001470a0"/>
    </style:style>
    <style:style style:name="T3" style:family="text">
      <style:text-properties officeooo:rsid="0014f0e4"/>
    </style:style>
    <style:style style:name="T4" style:family="text">
      <style:text-properties officeooo:rsid="0016cfe8"/>
    </style:style>
    <style:style style:name="T5" style:family="text">
      <style:text-properties officeooo:rsid="0019f0cf"/>
    </style:style>
    <style:style style:name="T6" style:family="text">
      <style:text-properties officeooo:rsid="001b06fd"/>
    </style:style>
    <style:style style:name="T7" style:family="text">
      <style:text-properties officeooo:rsid="001e70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W5 Panda</text:p>
      <text:p text:style-name="P4"/>
      <text:p text:style-name="P4">P427</text:p>
      <text:p text:style-name="P4">9.</text:p>
      <text:p text:style-name="P8">The printer will take 1 / (50*80*6 / 60) = 1 / 400 = 2500us to print one character. Because the interrupt time is dramatically smaller than the time required to print a character, so it makes sense to use interrupt driven IO.</text:p>
      <text:p text:style-name="P9"/>
      <text:p text:style-name="P9">16.</text:p>
      <text:p text:style-name="P10">RAID 0: Read and write performance increases with the adding of disks. No space over head. But reliability is low and there is no recovery mechanism.</text:p>
      <text:p text:style-name="P10">RAID 1: Read increases with the increases of number of disks. Write remains the same because each disk needs a mirror of data. Data can be recovered if one disk fails because another copy is stored. But space utilization is low.</text:p>
      <text:p text:style-name="P10">RAID 2: Read and write is quick, especially for small requests because it's dealing with bits. 7Bit error checking code needs to be stored for each word. There error checking and recovery mechanism provided by the hamming code and parity bit. Disk has to be synchronized.</text:p>
      <text:p text:style-name="P6"><text:span text:style-name="T5">RAID 3: Similar to RAID 2 except that only one parity bit is utilized for error detection. But most of the time it is able to detect and recovery from disk failures. But </text:span><text:span text:style-name="T6">all parity bits are stored in one disk, which may lead to overload for that disk.</text:span></text:p>
      <text:p text:style-name="P6"><text:span text:style-name="T5">RAID 4: Similar to RAID 3 but deals with stripes. Therefore, larger </text:span><text:span text:style-name="T6">requests are more efficient in RAID 4.</text:span></text:p>
      <text:p text:style-name="P11">RAID 5: Similar to RAID 4 plus parity bits are evenly distributed among all disks. The load for all disks will be balanced. But takes more time to recover from failure.</text:p>
      <text:p text:style-name="P9"/>
      <text:p text:style-name="P12"/>
      <text:p text:style-name="P7">24.</text:p>
      <text:p text:style-name="P7">(a) Seek in chronological order.</text:p>
      <text:p text:style-name="P7"><text:s text:c="5"/>(20 - 10) + (22 – 10) + (22 – 20) + (20 – 2) + (40 – 2) + (40 – 6) + (38 – 6) = <text:s/>146</text:p>
      <text:p text:style-name="P7"><text:s text:c="5"/>146 * 6 = 876</text:p>
      <text:p text:style-name="P7">(b) Order: 20 → 22 → 10 → 6 → 2 → 38 → 40</text:p>
      <text:p text:style-name="P7"><text:s text:c="6"/>0 + 2 + 12 + 4 + 4 + 36 + 2 = 60</text:p>
      <text:p text:style-name="P7"><text:s text:c="6"/>60 * 6 = 360</text:p>
      <text:p text:style-name="P7">(c) Travels from 20 to 40, then back to 2.</text:p>
      <text:p text:style-name="P7"><text:s text:c="6"/>40 – 20 + 40 – 2 = 58 </text:p>
      <text:p text:style-name="P7"><text:s text:c="6"/>58 * 6 = 348</text:p>
      <text:p text:style-name="P5"/>
      <text:p text:style-name="P7">28. </text:p>
      <text:p text:style-name="P5">60Hz = 16.67ms as Period</text:p>
      <text:p text:style-name="P5">2 / 16.67 = 12%</text:p>
      <text:p text:style-name="P5"/>
      <text:p text:style-name="P3">31.</text:p>
      <text:p text:style-name="P3">Total number of seconds 32bit integer can represent 2^32 seconds = 49710 days</text:p>
      <text:p text:style-name="P13">January 1, 1970 + 49710 days = Feb 7, 2106. </text:p>
      <text:p text:style-name="P14"/>
      <text:p text:style-name="P14"/>
      <text:p text:style-name="P14">P325</text:p>
      <text:p text:style-name="P14">17. Elinor is right because</text:p>
      <text:p text:style-name="P1"><text:span text:style-name="T1"><text:s/>#1 inode table is in memory, which searching is fast.</text:span><text:span text:style-name="T2"> This dramatically improves performance if file is already opened. </text:span></text:p>
      <text:p text:style-name="P15"><text:s/>#2 Doing too much disk IO hurts disk.</text:p>
      <text:p text:style-name="P15"><text:s/>#3 If caching is enabled, may cause inconsistency problems.</text:p>
      <text:p text:style-name="P15"><text:soft-page-break/></text:p>
      <text:p text:style-name="P15">18.</text:p>
      <text:p text:style-name="P15">Hard Over Symbol: When original file is “removed”, the link will not be invalid because the actual file is not removed until hard links are all removed.</text:p>
      <text:p text:style-name="P1"><text:span text:style-name="T2">Symbol Over Hard:</text:span><text:span text:style-name="T1"> </text:span><text:span text:style-name="T2">If inode is modified to point to another file, for example, hard link is still valid and will point to wrong file. But symbolic link will just be invalid.</text:span></text:p>
      <text:p text:style-name="P15"/>
      <text:p text:style-name="P15">19.</text:p>
      <text:p text:style-name="P16">Bitmap usage: B * <text:span text:style-name="T7">2^10 bits </text:span></text:p>
      <text:p text:style-name="P16">Freelist usage: D * F * <text:span text:style-name="T7">2^10 bits</text:span></text:p>
      <text:p text:style-name="P16">When B &gt; D*F, free list uses less space than a bitmap.</text:p>
      <text:p text:style-name="P16">When D = 16</text:p>
      <text:p text:style-name="P16"/>
      <text:p text:style-name="P16">B &gt; 16*F =&gt; F/B = 1/<text:span text:style-name="T7">16</text:span></text:p>
      <text:p text:style-name="P16"/>
      <text:p text:style-name="P16">23.</text:p>
      <text:p text:style-name="P17">Unix check its modification date in inode to see if it's modified since last backup.</text:p>
      <text:p text:style-name="P17"/>
      <text:p text:style-name="P17">32.</text:p>
      <text:p text:style-name="P17">Num of addresses can be stored in one block: 1000 / 4 = 250</text:p>
      <text:p text:style-name="P17">Single Indirect: 250</text:p>
      <text:p text:style-name="P17">Double Indirect: 250 * 250</text:p>
      <text:p text:style-name="P17">Triple Indirect: 250 * 250 * 250</text:p>
      <text:p text:style-name="P17"/>
      <text:p text:style-name="P17">So total number is 10 + 250 + 250^2 + 250^3 = 15687760</text:p>
      <text:p text:style-name="P17"/>
      <text:p text:style-name="P17">33.</text:p>
      <text:p text:style-name="P18">Define a lookup roiund as follows</text:p>
      <text:p text:style-name="P18">For sub-path: A/B</text:p>
      <text:p text:style-name="P2"><text:span text:style-name="T4">Given inode for A (A file address known), t</text:span><text:span text:style-name="T3">o get </text:span><text:span text:style-name="T4">to inode for B requires 2 disk IOs. </text:span></text:p>
      <text:p text:style-name="P2"><text:span text:style-name="T3">#1 </text:span><text:span text:style-name="T4">Read file A for B's inode number</text:span><text:span text:style-name="T3">.</text:span></text:p>
      <text:p text:style-name="P2"><text:span text:style-name="T3">#2 </text:span><text:span text:style-name="T4">Read B's inode for B's address.</text:span></text:p>
      <text:p text:style-name="P17"/>
      <text:p text:style-name="P2"><text:span text:style-name="T3">In the beginning we are give the address for root directory file (root inode in memory), therefore </text:span><text:span text:style-name="T4">in total there are 5 lookup rounds and requires in total 2 * 5 = 10 disk Ios.</text:span></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Panda </meta:initial-creator>
    <meta:creation-date>2014-04-22T22:08:10</meta:creation-date>
    <dc:date>2014-04-24T13:33:47</dc:date>
    <dc:creator>STPanda </dc:creator>
    <meta:editing-duration>P1DT3H13M55S</meta:editing-duration>
    <meta:editing-cycles>4</meta:editing-cycles>
    <meta:generator>LibreOffice/4.0.4.2$Linux_X86_64 LibreOffice_project/400m0$Build-2</meta:generator>
    <meta:document-statistic meta:table-count="0" meta:image-count="0" meta:object-count="0" meta:page-count="2" meta:paragraph-count="56" meta:word-count="663" meta:character-count="3303" meta:non-whitespace-character-count="2644"/>
  </office:meta>
</office:document-meta>
</file>